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3.9cm">
          <draw:text-box>
            <text:p><text:span text:style-name="T1">i</text:span></text:p>
          </draw:text-box>
        </draw:frame>
        <draw:frame draw:style-name="gr3" draw:text-style-name="P2" draw:layer="layout" svg:width="15.191cm" svg:height="8.491cm" svg:x="0.2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03:04.510141630</dc:date>
    <meta:editing-duration>PT3M4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492cm" xlink:href="." xlink:type="simple" chart:class="chart:scatter" chart:style-name="ch1">
        <chart:plot-area chart:style-name="ch2" chart:data-source-has-labels="both" svg:x="0.303cm" svg:y="0.169cm" svg:width="14.586cm" svg:height="8.154cm">
          <chartooo:coordinate-region svg:x="0.845cm" svg:y="0.368cm" svg:width="13.95cm" svg:height="7.75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